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mpressedFileFileSystem.CompressedFileFileSystem( final FileName rootName , final FileObject parentLayer , final FileSystemOptions fileSystemOpt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ressedFileFileSystem.ini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